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atarquiz priser </text:p>
      <text:p text:style-name="Standard"/>
      <text:p text:style-name="Standard"><text:span text:style-name="T1">1:a pris: </text:span><text:span text:style-name="T2">En månads filmprenumeration där du kan frossa i ny spännande film. </text:span></text:p>
      <text:p text:style-name="Standard">Dessutom vinner du Filmrikets exklusiva Tygkasse och Avatarpins.</text:p>
      <text:p text:style-name="Standard"/>
      <text:p text:style-name="Standard"><text:span text:style-name="T1">2:a pris: </text:span>Filmrikets exklusiva Tygkasse och Avatarpins</text:p>
      <text:p text:style-name="Standard"/>
      <text:p text:style-name="Standard"><text:span text:style-name="T1">3:e pris: </text:span>Avatarpins</text:p>
      <text:p text:style-name="Standard"/>
      <text:p text:style-name="Standard">Alla som medverkar i tävlingen får en avatarpin. </text:p>
      <text:p text:style-name="Standard"/>
      <text:p text:style-name="Standard"><text:span text:style-name="T1">Deadline Avatarquiz:</text:span> 5 Augusti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in  Roos</meta:initial-creator>
    <meta:creation-date>2016-06-29T13:45:30</meta:creation-date>
    <dc:date>2016-06-29T13:56:22</dc:date>
    <dc:creator>Malin  Roos</dc:creator>
    <meta:editing-duration>PT7M31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7" meta:word-count="45" meta:character-count="313"/>
  </office:meta>
</office:document-meta>
</file>